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64b" officeooo:paragraph-rsid="000b264b"/>
    </style:style>
    <style:style style:name="P2" style:family="paragraph" style:parent-style-name="Standard">
      <style:text-properties officeooo:rsid="000b264b" officeooo:paragraph-rsid="0011f5cc"/>
    </style:style>
    <style:style style:name="T1" style:family="text">
      <style:text-properties officeooo:rsid="000b264b"/>
    </style:style>
    <style:style style:name="T2" style:family="text">
      <style:text-properties officeooo:rsid="000c3275"/>
    </style:style>
    <style:style style:name="T3" style:family="text">
      <style:text-properties officeooo:rsid="000c8b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3"/><text:span text:style-name="T1">Vowels</text:span></text:p>
      <text:p text:style-name="Standard"/>
      <text:p text:style-name="Standard">elem = input("Enter any statement:")</text:p>
      <text:p text:style-name="Standard">vowels=['a','e','i','o','u']</text:p>
      <text:p text:style-name="Standard">list1=[]</text:p>
      <text:p text:style-name="Standard">for x in elem:</text:p>
      <text:p text:style-name="Standard"><text:s text:c="4"/>if(x in vowels and x not in list1):</text:p>
      <text:p text:style-name="Standard"><text:s text:c="5"/>list1.append(x)</text:p>
      <text:p text:style-name="Standard"><text:s text:c="5"/>print("vowels present in given statement:",list1)</text:p>
      <text:p text:style-name="Standard"><text:s text:c="2"/></text:p>
      <text:p text:style-name="P1"><text:s text:c="2"/></text:p>
      <text:p text:style-name="P1">Output</text:p>
      <text:p text:style-name="P1"/>
      <text:p text:style-name="Standard">Enter any statement:my girl</text:p>
      <text:p text:style-name="Standard">vowels present in given statement: ['i']</text:p>
      <text:p text:style-name="Standard"/>
      <text:p text:style-name="Standard"><text:s text:c="6"/><text:span text:style-name="T1">Square</text:span></text:p>
      <text:p text:style-name="Standard"/>
      <text:p text:style-name="Standard">print("enter the limit:")</text:p>
      <text:p text:style-name="Standard">n=int(input())</text:p>
      <text:p text:style-name="Standard">squares=[i*i for i in range(n)]</text:p>
      <text:p text:style-name="Standard">print("Square of n numbers \n",squares)</text:p>
      <text:p text:style-name="Standard"/>
      <text:p text:style-name="Standard"/>
      <text:p text:style-name="P1">Output</text:p>
      <text:p text:style-name="P1"/>
      <text:p text:style-name="P1">enter the limit:</text:p>
      <text:p text:style-name="P1">5</text:p>
      <text:p text:style-name="P1">Square of n numbers </text:p>
      <text:p text:style-name="P1"><text:s/>[0, 1, 4, 9, 16]</text:p>
      <text:p text:style-name="P1"/>
      <text:p text:style-name="P1"><text:s text:c="2"/><text:span text:style-name="T2">Positive Integers</text:span></text:p>
      <text:p text:style-name="P1"/>
      <text:p text:style-name="P1">numbers=[34.6,-203.4,44.9,68.3,-12.2,44.6,12.7]</text:p>
      <text:p text:style-name="P1">newlist=[n for n in numbers if n&gt;0]</text:p>
      <text:p text:style-name="P1">print(newlist)</text:p>
      <text:p text:style-name="P1"/>
      <text:p text:style-name="P1"><text:s/><text:span text:style-name="T2">Output</text:span></text:p>
      <text:p text:style-name="P1"/>
      <text:p text:style-name="P1">[34.6, 44.9, 68.3, 44.6, 12.7]</text:p>
      <text:p text:style-name="P1"/>
      <text:p text:style-name="P2"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3">Ordinal</text:span></text:p>
      <text:p text:style-name="P1"/>
      <text:p text:style-name="P1">list1=['aravind','aparna']</text:p>
      <text:p text:style-name="P1">print("The original list:\n"+str(list1))</text:p>
      <text:p text:style-name="P1">res=[ord(ele) for sub in list1 for ele in sub]</text:p>
      <text:p text:style-name="P1">print("The ASCII list is:\n"+str(res))</text:p>
      <text:p text:style-name="P1"/>
      <text:p text:style-name="P1"/>
      <text:p text:style-name="P1"/>
      <text:p text:style-name="P1"/>
      <text:p text:style-name="P1"/>
      <text:p text:style-name="P1">The original list:</text:p>
      <text:p text:style-name="P1">['aravind', 'aparna']</text:p>
      <text:p text:style-name="P1">The ASCII list is:</text:p>
      <text:p text:style-name="P1">[97, 114, 97, 118, 105, 110, 100, 97, 112, 97, 114, 110, 97]</text:p>
      <text:p text:style-name="P1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4:24:57.909496426</meta:creation-date>
    <dc:date>2021-11-16T09:15:27.482311786</dc:date>
    <meta:editing-duration>PT8M1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124" meta:character-count="910" meta:non-whitespace-character-count="776"/>
  </office:meta>
</office:document-meta>
</file>